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.309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893cm"/>
    </style:style>
    <style:style style:name="co4" style:family="table-column">
      <style:table-column-properties fo:break-before="auto" style:column-width="4.657cm"/>
    </style:style>
    <style:style style:name="co5" style:family="table-column">
      <style:table-column-properties fo:break-before="auto" style:column-width="4.983cm"/>
    </style:style>
    <style:style style:name="co6" style:family="table-column">
      <style:table-column-properties fo:break-before="auto" style:column-width="4.71cm"/>
    </style:style>
    <style:style style:name="co7" style:family="table-column">
      <style:table-column-properties fo:break-before="auto" style:column-width="4.193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2" style:family="table-cell" style:parent-style-name="Default">
      <style:text-properties fo:font-style="normal" fo:font-weight="normal" style:font-style-asian="normal" style:font-weight-asian="normal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Mcclure" table:style-name="ta1">
        <table:table-column table:style-name="co1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nstância</text:p>
          </table:table-cell>
          <table:table-cell table:style-name="ce1" office:value-type="string" calcext:value-type="string">
            <text:p>sa1</text:p>
          </table:table-cell>
          <table:table-cell table:style-name="ce1" office:value-type="string" calcext:value-type="string">
            <text:p>sa2</text:p>
          </table:table-cell>
          <table:table-cell table:style-name="ce1" office:value-type="string" calcext:value-type="string">
            <text:p>sa3</text:p>
          </table:table-cell>
          <table:table-cell table:style-name="ce1" office:value-type="string" calcext:value-type="string">
            <text:p>sa4</text:p>
          </table:table-cell>
        </table:table-row>
        <table:table-row table:style-name="ro1">
          <table:table-cell office:value-type="string" calcext:value-type="string">
            <text:p>McClure-582-20-10-141.csp</text:p>
          </table:table-cell>
          <table:table-cell office:value-type="float" office:value="100.3333333" calcext:value-type="float">
            <text:p>100,3333333</text:p>
          </table:table-cell>
          <table:table-cell office:value-type="float" office:value="100.6666667" calcext:value-type="float">
            <text:p>100,6666667</text:p>
          </table:table-cell>
          <table:table-cell table:number-columns-repeated="2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cClure-582-20-12-141.csp</text:p>
          </table:table-cell>
          <table:table-cell table:number-columns-repeated="3" office:value-type="float" office:value="100.3333333" calcext:value-type="float">
            <text:p>100,3333333</text:p>
          </table:table-cell>
          <table:table-cell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McClure-582-20-6-141.csp</text:p>
          </table:table-cell>
          <table:table-cell table:number-columns-repeated="2" office:value-type="float" office:value="90.6666667" calcext:value-type="float">
            <text:p>90,6666667</text:p>
          </table:table-cell>
          <table:table-cell office:value-type="float" office:value="90.3333333" calcext:value-type="float">
            <text:p>90,3333333</text:p>
          </table:table-cell>
          <table:table-cell office:value-type="float" office:value="91.3333333" calcext:value-type="float">
            <text:p>91,3333333</text:p>
          </table:table-cell>
        </table:table-row>
        <table:table-row table:style-name="ro1">
          <table:table-cell office:value-type="string" calcext:value-type="string">
            <text:p>McClure-586-20-10-98.csp</text:p>
          </table:table-cell>
          <table:table-cell office:value-type="float" office:value="78.6666667" calcext:value-type="float">
            <text:p>78,6666667</text:p>
          </table:table-cell>
          <table:table-cell table:style-name="ce2" office:value-type="float" office:value="78" calcext:value-type="float">
            <text:p>78</text:p>
          </table:table-cell>
          <table:table-cell office:value-type="float" office:value="78.6666667" calcext:value-type="float">
            <text:p>78,6666667</text:p>
          </table:table-cell>
          <table:table-cell office:value-type="float" office:value="79" calcext:value-type="float">
            <text:p>79</text:p>
          </table:table-cell>
        </table:table-row>
        <table:table-row table:style-name="ro1">
          <table:table-cell office:value-type="string" calcext:value-type="string">
            <text:p>McClure-586-20-12-98.csp</text:p>
          </table:table-cell>
          <table:table-cell office:value-type="float" office:value="80" calcext:value-type="float">
            <text:p>80</text:p>
          </table:table-cell>
          <table:table-cell office:value-type="float" office:value="79.6666667" calcext:value-type="float">
            <text:p>79,6666667</text:p>
          </table:table-cell>
          <table:table-cell table:number-columns-repeated="2" office:value-type="float" office:value="80" calcext:value-type="float">
            <text:p>80</text:p>
          </table:table-cell>
        </table:table-row>
        <table:table-row table:style-name="ro1">
          <table:table-cell office:value-type="string" calcext:value-type="string">
            <text:p>McClure-586-20-6-100.csp</text:p>
          </table:table-cell>
          <table:table-cell table:number-columns-repeated="2" office:value-type="float" office:value="73.3333333" calcext:value-type="float">
            <text:p>73,3333333</text:p>
          </table:table-cell>
          <table:table-cell office:value-type="float" office:value="73.6666667" calcext:value-type="float">
            <text:p>73,6666667</text:p>
          </table:table-cell>
          <table:table-cell office:value-type="float" office:value="73.3333333" calcext:value-type="float">
            <text:p>73,3333333</text:p>
          </table:table-cell>
        </table:table-row>
      </table:table>
      <table:table table:name="Hufsky" table:style-name="ta1">
        <table:table-column table:style-name="co3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nstância</text:p>
          </table:table-cell>
          <table:table-cell office:value-type="string" calcext:value-type="string">
            <text:p>sa1</text:p>
          </table:table-cell>
          <table:table-cell office:value-type="string" calcext:value-type="string">
            <text:p>sa2</text:p>
          </table:table-cell>
          <table:table-cell office:value-type="string" calcext:value-type="string">
            <text:p>sa3</text:p>
          </table:table-cell>
          <table:table-cell office:value-type="string" calcext:value-type="string">
            <text:p>sa4</text:p>
          </table:table-cell>
        </table:table-row>
        <table:table-row table:style-name="ro1">
          <table:table-cell office:value-type="string" calcext:value-type="string">
            <text:p>Hufsky-30-250-0.csp</text:p>
          </table:table-cell>
          <table:table-cell table:number-columns-repeated="4" office:value-type="float" office:value="27" calcext:value-type="float">
            <text:p>27</text:p>
          </table:table-cell>
        </table:table-row>
        <table:table-row table:style-name="ro1">
          <table:table-cell office:value-type="string" calcext:value-type="string">
            <text:p>Hufsky-50-250-12.csp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ufsky-40-250-25.csp</text:p>
          </table:table-cell>
          <table:table-cell table:number-columns-repeated="4" office:value-type="float" office:value="24" calcext:value-type="float">
            <text:p>24</text:p>
          </table:table-cell>
        </table:table-row>
        <table:table-row table:style-name="ro1">
          <table:table-cell office:value-type="string" calcext:value-type="string">
            <text:p>Hufsky-40-300-1.csp</text:p>
          </table:table-cell>
          <table:table-cell table:number-columns-repeated="4" office:value-type="float" office:value="29" calcext:value-type="float">
            <text:p>29</text:p>
          </table:table-cell>
        </table:table-row>
        <table:table-row table:style-name="ro1">
          <table:table-cell office:value-type="string" calcext:value-type="string">
            <text:p>Hufsky-30-300-16.csp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ufsky-30-300-35.csp</text:p>
          </table:table-cell>
          <table:table-cell table:number-columns-repeated="4" office:value-type="float" office:value="30" calcext:value-type="float">
            <text:p>30</text:p>
          </table:table-cell>
        </table:table-row>
        <table:table-row table:style-name="ro1">
          <table:table-cell office:value-type="string" calcext:value-type="string">
            <text:p>Hufsky-30-350-28.csp</text:p>
          </table:table-cell>
          <table:table-cell table:number-columns-repeated="4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ufsky-40-350-4.csp</text:p>
          </table:table-cell>
          <table:table-cell table:number-columns-repeated="4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ufsky-50-350-33.csp</text:p>
          </table:table-cell>
          <table:table-cell table:number-columns-repeated="4" office:value-type="float" office:value="38" calcext:value-type="float">
            <text:p>38</text:p>
          </table:table-cell>
        </table:table-row>
        <table:table-row table:style-name="ro1">
          <table:table-cell office:value-type="string" calcext:value-type="string">
            <text:p>Hufsky-50-400-2.csp</text:p>
          </table:table-cell>
          <table:table-cell table:number-columns-repeated="4" office:value-type="float" office:value="40" calcext:value-type="float">
            <text:p>40</text:p>
          </table:table-cell>
        </table:table-row>
        <table:table-row table:style-name="ro1">
          <table:table-cell office:value-type="string" calcext:value-type="string">
            <text:p>Hufsky-30-400-24.csp</text:p>
          </table:table-cell>
          <table:table-cell table:number-columns-repeated="4" office:value-type="float" office:value="36" calcext:value-type="float">
            <text:p>36</text:p>
          </table:table-cell>
        </table:table-row>
        <table:table-row table:style-name="ro1">
          <table:table-cell office:value-type="string" calcext:value-type="string">
            <text:p>Hufsky-20-400-19.csp</text:p>
          </table:table-cell>
          <table:table-cell table:number-columns-repeated="4" office:value-type="float" office:value="42" calcext:value-type="float">
            <text:p>42</text:p>
          </table:table-cell>
        </table:table-row>
        <table:table-row table:style-name="ro1">
          <table:table-cell office:value-type="string" calcext:value-type="string">
            <text:p>Hufsky-40-450-7.csp</text:p>
          </table:table-cell>
          <table:table-cell table:number-columns-repeated="4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Hufsky-20-450-3.csp</text:p>
          </table:table-cell>
          <table:table-cell table:number-columns-repeated="4" office:value-type="float" office:value="47" calcext:value-type="float">
            <text:p>47</text:p>
          </table:table-cell>
        </table:table-row>
        <table:table-row table:style-name="ro1">
          <table:table-cell office:value-type="string" calcext:value-type="string">
            <text:p>Hufsky-30-450-4.csp</text:p>
          </table:table-cell>
          <table:table-cell table:number-columns-repeated="4" office:value-type="float" office:value="46" calcext:value-type="float">
            <text:p>46</text:p>
          </table:table-cell>
        </table:table-row>
        <table:table-row table:style-name="ro1">
          <table:table-cell office:value-type="string" calcext:value-type="string">
            <text:p>Hufsky-30-500-25.csp</text:p>
          </table:table-cell>
          <table:table-cell office:value-type="float" office:value="44" calcext:value-type="float">
            <text:p>44</text:p>
          </table:table-cell>
          <table:table-cell table:number-columns-repeated="2" office:value-type="float" office:value="44.3333333" calcext:value-type="float">
            <text:p>44,3333333</text:p>
          </table:table-cell>
          <table:table-cell office:value-type="float" office:value="44.6666667" calcext:value-type="float">
            <text:p>44,6666667</text:p>
          </table:table-cell>
        </table:table-row>
        <table:table-row table:style-name="ro1">
          <table:table-cell office:value-type="string" calcext:value-type="string">
            <text:p>Hufsky-50-500-12.csp</text:p>
          </table:table-cell>
          <table:table-cell table:number-columns-repeated="4" office:value-type="float" office:value="49" calcext:value-type="float">
            <text:p>49</text:p>
          </table:table-cell>
        </table:table-row>
        <table:table-row table:style-name="ro1">
          <table:table-cell office:value-type="string" calcext:value-type="string">
            <text:p>Hufsky-40-500-20.csp</text:p>
          </table:table-cell>
          <table:table-cell table:number-columns-repeated="2" office:value-type="float" office:value="54" calcext:value-type="float">
            <text:p>54</text:p>
          </table:table-cell>
          <table:table-cell office:value-type="float" office:value="54.3333333" calcext:value-type="float">
            <text:p>54,3333333</text:p>
          </table:table-cell>
          <table:table-cell office:value-type="float" office:value="54" calcext:value-type="float">
            <text:p>54</text:p>
          </table:table-cell>
        </table:table-row>
      </table:table>
      <table:table table:name="Chimani" table:style-name="ta1">
        <table:table-column table:style-name="co4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nstância</text:p>
          </table:table-cell>
          <table:table-cell office:value-type="string" calcext:value-type="string">
            <text:p>sa1</text:p>
          </table:table-cell>
          <table:table-cell office:value-type="string" calcext:value-type="string">
            <text:p>sa2</text:p>
          </table:table-cell>
          <table:table-cell office:value-type="string" calcext:value-type="string">
            <text:p>sa3</text:p>
          </table:table-cell>
          <table:table-cell office:value-type="string" calcext:value-type="string">
            <text:p>sa4</text:p>
          </table:table-cell>
        </table:table-row>
        <table:table-row table:style-name="ro1">
          <table:table-cell office:value-type="string" calcext:value-type="string">
            <text:p>20-50-250-3-5.csp</text:p>
          </table:table-cell>
          <table:table-cell table:number-columns-repeated="4" office:value-type="float" office:value="83" calcext:value-type="float">
            <text:p>83</text:p>
          </table:table-cell>
        </table:table-row>
        <table:table-row table:style-name="ro1">
          <table:table-cell office:value-type="string" calcext:value-type="string">
            <text:p>2-50-250-5-7.csp</text:p>
          </table:table-cell>
          <table:table-cell table:number-columns-repeated="4" office:value-type="float" office:value="50" calcext:value-type="float">
            <text:p>50</text:p>
          </table:table-cell>
        </table:table-row>
        <table:table-row table:style-name="ro1">
          <table:table-cell office:value-type="string" calcext:value-type="string">
            <text:p>2-30-250-2-5.csp</text:p>
          </table:table-cell>
          <table:table-cell office:value-type="float" office:value="114.6666667" calcext:value-type="float">
            <text:p>114,6666667</text:p>
          </table:table-cell>
          <table:table-cell office:value-type="float" office:value="115" calcext:value-type="float">
            <text:p>115</text:p>
          </table:table-cell>
          <table:table-cell office:value-type="float" office:value="115.3333333" calcext:value-type="float">
            <text:p>115,3333333</text:p>
          </table:table-cell>
          <table:table-cell office:value-type="float" office:value="115.6666667" calcext:value-type="float">
            <text:p>115,6666667</text:p>
          </table:table-cell>
        </table:table-row>
        <table:table-row table:style-name="ro1">
          <table:table-cell office:value-type="string" calcext:value-type="string">
            <text:p>2-50-500-5-8.csp</text:p>
          </table:table-cell>
          <table:table-cell table:number-columns-repeated="4" office:value-type="float" office:value="100" calcext:value-type="float">
            <text:p>100</text:p>
          </table:table-cell>
        </table:table-row>
        <table:table-row table:style-name="ro1">
          <table:table-cell office:value-type="string" calcext:value-type="string">
            <text:p>2-10-500-3-5.csp</text:p>
          </table:table-cell>
          <table:table-cell office:value-type="float" office:value="164" calcext:value-type="float">
            <text:p>164</text:p>
          </table:table-cell>
          <table:table-cell office:value-type="float" office:value="164.3333333" calcext:value-type="float">
            <text:p>164,3333333</text:p>
          </table:table-cell>
          <table:table-cell table:number-columns-repeated="2" office:value-type="float" office:value="164" calcext:value-type="float">
            <text:p>164</text:p>
          </table:table-cell>
        </table:table-row>
        <table:table-row table:style-name="ro1">
          <table:table-cell office:value-type="string" calcext:value-type="string">
            <text:p>4-20-500-1-5.csp</text:p>
          </table:table-cell>
          <table:table-cell office:value-type="float" office:value="327.3333333" calcext:value-type="float">
            <text:p>327,3333333</text:p>
          </table:table-cell>
          <table:table-cell office:value-type="float" office:value="328" calcext:value-type="float">
            <text:p>328</text:p>
          </table:table-cell>
          <table:table-cell table:number-columns-repeated="2" office:value-type="float" office:value="328.3333333" calcext:value-type="float">
            <text:p>328,3333333</text:p>
          </table:table-cell>
        </table:table-row>
        <table:table-row table:style-name="ro1">
          <table:table-cell office:value-type="string" calcext:value-type="string">
            <text:p>2-30-750-4-5.csp</text:p>
          </table:table-cell>
          <table:table-cell office:value-type="float" office:value="196.3333333" calcext:value-type="float">
            <text:p>196,3333333</text:p>
          </table:table-cell>
          <table:table-cell office:value-type="float" office:value="188.3333333" calcext:value-type="float">
            <text:p>188,3333333</text:p>
          </table:table-cell>
          <table:table-cell office:value-type="float" office:value="195" calcext:value-type="float">
            <text:p>195</text:p>
          </table:table-cell>
          <table:table-cell office:value-type="float" office:value="196" calcext:value-type="float">
            <text:p>196</text:p>
          </table:table-cell>
        </table:table-row>
        <table:table-row table:style-name="ro1">
          <table:table-cell office:value-type="string" calcext:value-type="string">
            <text:p>4-10-750-2-8.csp</text:p>
          </table:table-cell>
          <table:table-cell office:value-type="float" office:value="367" calcext:value-type="float">
            <text:p>367</text:p>
          </table:table-cell>
          <table:table-cell office:value-type="float" office:value="365.3333333" calcext:value-type="float">
            <text:p>365,3333333</text:p>
          </table:table-cell>
          <table:table-cell office:value-type="float" office:value="366.3333333" calcext:value-type="float">
            <text:p>366,3333333</text:p>
          </table:table-cell>
          <table:table-cell office:value-type="float" office:value="367.3333333" calcext:value-type="float">
            <text:p>367,3333333</text:p>
          </table:table-cell>
        </table:table-row>
        <table:table-row table:style-name="ro1">
          <table:table-cell office:value-type="string" calcext:value-type="string">
            <text:p>20-30-750-3-0.csp</text:p>
          </table:table-cell>
          <table:table-cell table:number-columns-repeated="4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20-50-1000-4-9.csp</text:p>
          </table:table-cell>
          <table:table-cell table:number-columns-repeated="4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4-50-1000-4-4.csp</text:p>
          </table:table-cell>
          <table:table-cell table:number-columns-repeated="4" office:value-type="float" office:value="250" calcext:value-type="float">
            <text:p>250</text:p>
          </table:table-cell>
        </table:table-row>
        <table:table-row table:style-name="ro1">
          <table:table-cell office:value-type="string" calcext:value-type="string">
            <text:p>4-20-1000-2-4.csp</text:p>
          </table:table-cell>
          <table:table-cell office:value-type="float" office:value="507.3333333" calcext:value-type="float">
            <text:p>507,3333333</text:p>
          </table:table-cell>
          <table:table-cell table:number-columns-repeated="2" office:value-type="float" office:value="507" calcext:value-type="float">
            <text:p>507</text:p>
          </table:table-cell>
          <table:table-cell office:value-type="float" office:value="507.3333333" calcext:value-type="float">
            <text:p>507,3333333</text:p>
          </table:table-cell>
        </table:table-row>
        <table:table-row table:style-name="ro1">
          <table:table-cell office:value-type="string" calcext:value-type="string">
            <text:p>4-40-2000-2-2.csp</text:p>
          </table:table-cell>
          <table:table-cell office:value-type="float" office:value="1018" calcext:value-type="float">
            <text:p>1018</text:p>
          </table:table-cell>
          <table:table-cell office:value-type="float" office:value="1005" calcext:value-type="float">
            <text:p>1005</text:p>
          </table:table-cell>
          <table:table-cell office:value-type="float" office:value="1021.6666667" calcext:value-type="float">
            <text:p>1021,6666667</text:p>
          </table:table-cell>
          <table:table-cell office:value-type="float" office:value="1018.6666667" calcext:value-type="float">
            <text:p>1018,6666667</text:p>
          </table:table-cell>
        </table:table-row>
        <table:table-row table:style-name="ro1">
          <table:table-cell office:value-type="string" calcext:value-type="string">
            <text:p>4-40-2000-5-0.csp</text:p>
          </table:table-cell>
          <table:table-cell table:number-columns-repeated="4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4-40-2000-5-1.csp</text:p>
          </table:table-cell>
          <table:table-cell table:number-columns-repeated="4" office:value-type="float" office:value="400" calcext:value-type="float">
            <text:p>400</text:p>
          </table:table-cell>
        </table:table-row>
        <table:table-row table:style-name="ro1">
          <table:table-cell office:value-type="string" calcext:value-type="string">
            <text:p>2-50-5000-4-5.csp</text:p>
          </table:table-cell>
          <table:table-cell office:value-type="float" office:value="1310.6666667" calcext:value-type="float">
            <text:p>1310,6666667</text:p>
          </table:table-cell>
          <table:table-cell office:value-type="float" office:value="1250" calcext:value-type="float">
            <text:p>1250</text:p>
          </table:table-cell>
          <table:table-cell office:value-type="float" office:value="1313.3333333" calcext:value-type="float">
            <text:p>1313,3333333</text:p>
          </table:table-cell>
          <table:table-cell office:value-type="float" office:value="1309.3333333" calcext:value-type="float">
            <text:p>1309,3333333</text:p>
          </table:table-cell>
        </table:table-row>
        <table:table-row table:style-name="ro1">
          <table:table-cell office:value-type="string" calcext:value-type="string">
            <text:p>2-30-5000-2-5.csp</text:p>
          </table:table-cell>
          <table:table-cell office:value-type="float" office:value="2271.6666667" calcext:value-type="float">
            <text:p>2271,6666667</text:p>
          </table:table-cell>
          <table:table-cell office:value-type="float" office:value="2187.3333333" calcext:value-type="float">
            <text:p>2187,3333333</text:p>
          </table:table-cell>
          <table:table-cell office:value-type="float" office:value="2268.3333333" calcext:value-type="float">
            <text:p>2268,3333333</text:p>
          </table:table-cell>
          <table:table-cell office:value-type="float" office:value="2274" calcext:value-type="float">
            <text:p>2274</text:p>
          </table:table-cell>
        </table:table-row>
        <table:table-row table:style-name="ro1">
          <table:table-cell office:value-type="string" calcext:value-type="string">
            <text:p>20-40-5000-5-6.csp</text:p>
          </table:table-cell>
          <table:table-cell table:number-columns-repeated="4" office:value-type="float" office:value="1000" calcext:value-type="float">
            <text:p>1000</text:p>
          </table:table-cell>
        </table:table-row>
        <table:table-row table:style-name="ro1">
          <table:table-cell office:value-type="string" calcext:value-type="string">
            <text:p>4-20-10000-2-6.csp</text:p>
          </table:table-cell>
          <table:table-cell office:value-type="float" office:value="5064.3333333" calcext:value-type="float">
            <text:p>5064,3333333</text:p>
          </table:table-cell>
          <table:table-cell office:value-type="float" office:value="4978.3333333" calcext:value-type="float">
            <text:p>4978,3333333</text:p>
          </table:table-cell>
          <table:table-cell office:value-type="float" office:value="5063.6666667" calcext:value-type="float">
            <text:p>5063,6666667</text:p>
          </table:table-cell>
          <table:table-cell office:value-type="float" office:value="5065.3333333" calcext:value-type="float">
            <text:p>5065,3333333</text:p>
          </table:table-cell>
        </table:table-row>
        <table:table-row table:style-name="ro1">
          <table:table-cell office:value-type="string" calcext:value-type="string">
            <text:p>2-40-10000-3-2.csp</text:p>
          </table:table-cell>
          <table:table-cell office:value-type="float" office:value="3564" calcext:value-type="float">
            <text:p>3564</text:p>
          </table:table-cell>
          <table:table-cell office:value-type="float" office:value="3347.6666667" calcext:value-type="float">
            <text:p>3347,6666667</text:p>
          </table:table-cell>
          <table:table-cell office:value-type="float" office:value="3572" calcext:value-type="float">
            <text:p>3572</text:p>
          </table:table-cell>
          <table:table-cell office:value-type="float" office:value="3566.6666667" calcext:value-type="float">
            <text:p>3566,6666667</text:p>
          </table:table-cell>
        </table:table-row>
        <table:table-row table:style-name="ro1">
          <table:table-cell office:value-type="string" calcext:value-type="string">
            <text:p>20-30-10000-4-8.csp</text:p>
          </table:table-cell>
          <table:table-cell table:number-columns-repeated="4" office:value-type="float" office:value="2500" calcext:value-type="float">
            <text:p>2500</text:p>
          </table:table-cell>
        </table:table-row>
      </table:table>
      <table:table table:name="Mcclure_Tempo" table:style-name="ta1">
        <table:table-column table:style-name="co5" table:default-cell-style-name="ce1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nstância</text:p>
          </table:table-cell>
          <table:table-cell table:style-name="ce1" office:value-type="string" calcext:value-type="string">
            <text:p>sa1</text:p>
          </table:table-cell>
          <table:table-cell table:style-name="ce1" office:value-type="string" calcext:value-type="string">
            <text:p>sa2</text:p>
          </table:table-cell>
          <table:table-cell table:style-name="ce1" office:value-type="string" calcext:value-type="string">
            <text:p>sa3</text:p>
          </table:table-cell>
          <table:table-cell table:style-name="ce1" office:value-type="string" calcext:value-type="string">
            <text:p>sa4</text:p>
          </table:table-cell>
        </table:table-row>
        <table:table-row table:style-name="ro1">
          <table:table-cell office:value-type="string" calcext:value-type="string">
            <text:p>McClure-582-20-10-141.csp</text:p>
          </table:table-cell>
          <table:table-cell office:value-type="float" office:value="0.0556148" calcext:value-type="float">
            <text:p>0,0556148</text:p>
          </table:table-cell>
          <table:table-cell office:value-type="float" office:value="0.0533406" calcext:value-type="float">
            <text:p>0,0533406</text:p>
          </table:table-cell>
          <table:table-cell office:value-type="float" office:value="0.04043" calcext:value-type="float">
            <text:p>0,04043</text:p>
          </table:table-cell>
          <table:table-cell office:value-type="float" office:value="0.0406899" calcext:value-type="float">
            <text:p>0,0406899</text:p>
          </table:table-cell>
        </table:table-row>
        <table:table-row table:style-name="ro1">
          <table:table-cell office:value-type="string" calcext:value-type="string">
            <text:p>McClure-582-20-12-141.csp</text:p>
          </table:table-cell>
          <table:table-cell office:value-type="float" office:value="0.054515" calcext:value-type="float">
            <text:p>0,054515</text:p>
          </table:table-cell>
          <table:table-cell office:value-type="float" office:value="0.0532483" calcext:value-type="float">
            <text:p>0,0532483</text:p>
          </table:table-cell>
          <table:table-cell office:value-type="float" office:value="0.041241" calcext:value-type="float">
            <text:p>0,041241</text:p>
          </table:table-cell>
          <table:table-cell office:value-type="float" office:value="0.0433831" calcext:value-type="float">
            <text:p>0,0433831</text:p>
          </table:table-cell>
        </table:table-row>
        <table:table-row table:style-name="ro1">
          <table:table-cell office:value-type="string" calcext:value-type="string">
            <text:p>McClure-582-20-6-141.csp</text:p>
          </table:table-cell>
          <table:table-cell office:value-type="float" office:value="0.0510945" calcext:value-type="float">
            <text:p>0,0510945</text:p>
          </table:table-cell>
          <table:table-cell office:value-type="float" office:value="0.0525831" calcext:value-type="float">
            <text:p>0,0525831</text:p>
          </table:table-cell>
          <table:table-cell office:value-type="float" office:value="0.0380217" calcext:value-type="float">
            <text:p>0,0380217</text:p>
          </table:table-cell>
          <table:table-cell office:value-type="float" office:value="0.0379292" calcext:value-type="float">
            <text:p>0,0379292</text:p>
          </table:table-cell>
        </table:table-row>
        <table:table-row table:style-name="ro1">
          <table:table-cell office:value-type="string" calcext:value-type="string">
            <text:p>McClure-586-20-10-98.csp</text:p>
          </table:table-cell>
          <table:table-cell office:value-type="float" office:value="0.037225" calcext:value-type="float">
            <text:p>0,037225</text:p>
          </table:table-cell>
          <table:table-cell table:style-name="ce2" office:value-type="float" office:value="0.0369256" calcext:value-type="float">
            <text:p>0,0369256</text:p>
          </table:table-cell>
          <table:table-cell office:value-type="float" office:value="0.0278991" calcext:value-type="float">
            <text:p>0,0278991</text:p>
          </table:table-cell>
          <table:table-cell office:value-type="float" office:value="0.0280586" calcext:value-type="float">
            <text:p>0,0280586</text:p>
          </table:table-cell>
        </table:table-row>
        <table:table-row table:style-name="ro1">
          <table:table-cell office:value-type="string" calcext:value-type="string">
            <text:p>McClure-586-20-12-98.csp</text:p>
          </table:table-cell>
          <table:table-cell office:value-type="float" office:value="0.0371769" calcext:value-type="float">
            <text:p>0,0371769</text:p>
          </table:table-cell>
          <table:table-cell office:value-type="float" office:value="0.0393188" calcext:value-type="float">
            <text:p>0,0393188</text:p>
          </table:table-cell>
          <table:table-cell office:value-type="float" office:value="0.0297388" calcext:value-type="float">
            <text:p>0,0297388</text:p>
          </table:table-cell>
          <table:table-cell office:value-type="float" office:value="0.0292034" calcext:value-type="float">
            <text:p>0,0292034</text:p>
          </table:table-cell>
        </table:table-row>
        <table:table-row table:style-name="ro1">
          <table:table-cell office:value-type="string" calcext:value-type="string">
            <text:p>McClure-586-20-6-100.csp</text:p>
          </table:table-cell>
          <table:table-cell office:value-type="float" office:value="0.0376788" calcext:value-type="float">
            <text:p>0,0376788</text:p>
          </table:table-cell>
          <table:table-cell office:value-type="float" office:value="0.0275086" calcext:value-type="float">
            <text:p>0,0275086</text:p>
          </table:table-cell>
          <table:table-cell office:value-type="float" office:value="0.0273414" calcext:value-type="float">
            <text:p>0,0273414</text:p>
          </table:table-cell>
          <table:table-cell office:value-type="float" office:value="0.0275086" calcext:value-type="float">
            <text:p>0,0275086</text:p>
          </table:table-cell>
        </table:table-row>
      </table:table>
      <table:table table:name="Hufsky_Tempo" table:style-name="ta1">
        <table:table-column table:style-name="co6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nstância</text:p>
          </table:table-cell>
          <table:table-cell office:value-type="string" calcext:value-type="string">
            <text:p>sa1</text:p>
          </table:table-cell>
          <table:table-cell office:value-type="string" calcext:value-type="string">
            <text:p>sa2</text:p>
          </table:table-cell>
          <table:table-cell office:value-type="string" calcext:value-type="string">
            <text:p>sa3</text:p>
          </table:table-cell>
          <table:table-cell office:value-type="string" calcext:value-type="string">
            <text:p>sa4</text:p>
          </table:table-cell>
        </table:table-row>
        <table:table-row table:style-name="ro1">
          <table:table-cell office:value-type="string" calcext:value-type="string">
            <text:p>Hufsky-30-250-0.csp</text:p>
          </table:table-cell>
          <table:table-cell office:value-type="float" office:value="0.0973859" calcext:value-type="float">
            <text:p>0,0973859</text:p>
          </table:table-cell>
          <table:table-cell office:value-type="float" office:value="0.0942833" calcext:value-type="float">
            <text:p>0,0942833</text:p>
          </table:table-cell>
          <table:table-cell office:value-type="float" office:value="0.0789745" calcext:value-type="float">
            <text:p>0,0789745</text:p>
          </table:table-cell>
          <table:table-cell office:value-type="float" office:value="0.077008" calcext:value-type="float">
            <text:p>0,077008</text:p>
          </table:table-cell>
        </table:table-row>
        <table:table-row table:style-name="ro1">
          <table:table-cell office:value-type="string" calcext:value-type="string">
            <text:p>Hufsky-50-250-12.csp</text:p>
          </table:table-cell>
          <table:table-cell office:value-type="float" office:value="0.1039809" calcext:value-type="float">
            <text:p>0,1039809</text:p>
          </table:table-cell>
          <table:table-cell office:value-type="float" office:value="0.1032635" calcext:value-type="float">
            <text:p>0,1032635</text:p>
          </table:table-cell>
          <table:table-cell office:value-type="float" office:value="0.0927869" calcext:value-type="float">
            <text:p>0,0927869</text:p>
          </table:table-cell>
          <table:table-cell office:value-type="float" office:value="0.0890228" calcext:value-type="float">
            <text:p>0,0890228</text:p>
          </table:table-cell>
        </table:table-row>
        <table:table-row table:style-name="ro1">
          <table:table-cell office:value-type="string" calcext:value-type="string">
            <text:p>Hufsky-40-250-25.csp</text:p>
          </table:table-cell>
          <table:table-cell office:value-type="float" office:value="0.1030702" calcext:value-type="float">
            <text:p>0,1030702</text:p>
          </table:table-cell>
          <table:table-cell office:value-type="float" office:value="0.0978809" calcext:value-type="float">
            <text:p>0,0978809</text:p>
          </table:table-cell>
          <table:table-cell office:value-type="float" office:value="0.0891456" calcext:value-type="float">
            <text:p>0,0891456</text:p>
          </table:table-cell>
          <table:table-cell office:value-type="float" office:value="0.087568" calcext:value-type="float">
            <text:p>0,087568</text:p>
          </table:table-cell>
        </table:table-row>
        <table:table-row table:style-name="ro1">
          <table:table-cell office:value-type="string" calcext:value-type="string">
            <text:p>Hufsky-40-300-1.csp</text:p>
          </table:table-cell>
          <table:table-cell office:value-type="float" office:value="0.1138784" calcext:value-type="float">
            <text:p>0,1138784</text:p>
          </table:table-cell>
          <table:table-cell office:value-type="float" office:value="0.1152578" calcext:value-type="float">
            <text:p>0,1152578</text:p>
          </table:table-cell>
          <table:table-cell office:value-type="float" office:value="0.1010777" calcext:value-type="float">
            <text:p>0,1010777</text:p>
          </table:table-cell>
          <table:table-cell office:value-type="float" office:value="0.1000626" calcext:value-type="float">
            <text:p>0,1000626</text:p>
          </table:table-cell>
        </table:table-row>
        <table:table-row table:style-name="ro1">
          <table:table-cell office:value-type="string" calcext:value-type="string">
            <text:p>Hufsky-30-300-16.csp</text:p>
          </table:table-cell>
          <table:table-cell office:value-type="float" office:value="0.1154104" calcext:value-type="float">
            <text:p>0,1154104</text:p>
          </table:table-cell>
          <table:table-cell office:value-type="float" office:value="0.1144481" calcext:value-type="float">
            <text:p>0,1144481</text:p>
          </table:table-cell>
          <table:table-cell office:value-type="float" office:value="0.099459" calcext:value-type="float">
            <text:p>0,099459</text:p>
          </table:table-cell>
          <table:table-cell office:value-type="float" office:value="0.095893" calcext:value-type="float">
            <text:p>0,095893</text:p>
          </table:table-cell>
        </table:table-row>
        <table:table-row table:style-name="ro1">
          <table:table-cell office:value-type="string" calcext:value-type="string">
            <text:p>Hufsky-30-300-35.csp</text:p>
          </table:table-cell>
          <table:table-cell office:value-type="float" office:value="0.1131289" calcext:value-type="float">
            <text:p>0,1131289</text:p>
          </table:table-cell>
          <table:table-cell office:value-type="float" office:value="0.1130004" calcext:value-type="float">
            <text:p>0,1130004</text:p>
          </table:table-cell>
          <table:table-cell office:value-type="float" office:value="0.0991728" calcext:value-type="float">
            <text:p>0,0991728</text:p>
          </table:table-cell>
          <table:table-cell office:value-type="float" office:value="0.0973637" calcext:value-type="float">
            <text:p>0,0973637</text:p>
          </table:table-cell>
        </table:table-row>
        <table:table-row table:style-name="ro1">
          <table:table-cell office:value-type="string" calcext:value-type="string">
            <text:p>Hufsky-30-350-28.csp</text:p>
          </table:table-cell>
          <table:table-cell office:value-type="float" office:value="0.1333509" calcext:value-type="float">
            <text:p>0,1333509</text:p>
          </table:table-cell>
          <table:table-cell office:value-type="float" office:value="0.1338981" calcext:value-type="float">
            <text:p>0,1338981</text:p>
          </table:table-cell>
          <table:table-cell office:value-type="float" office:value="0.1123771" calcext:value-type="float">
            <text:p>0,1123771</text:p>
          </table:table-cell>
          <table:table-cell office:value-type="float" office:value="0.115256" calcext:value-type="float">
            <text:p>0,115256</text:p>
          </table:table-cell>
        </table:table-row>
        <table:table-row table:style-name="ro1">
          <table:table-cell office:value-type="string" calcext:value-type="string">
            <text:p>Hufsky-40-350-4.csp</text:p>
          </table:table-cell>
          <table:table-cell office:value-type="float" office:value="0.1407396" calcext:value-type="float">
            <text:p>0,1407396</text:p>
          </table:table-cell>
          <table:table-cell office:value-type="float" office:value="0.1324677" calcext:value-type="float">
            <text:p>0,1324677</text:p>
          </table:table-cell>
          <table:table-cell office:value-type="float" office:value="0.1169882" calcext:value-type="float">
            <text:p>0,1169882</text:p>
          </table:table-cell>
          <table:table-cell office:value-type="float" office:value="0.1218763" calcext:value-type="float">
            <text:p>0,1218763</text:p>
          </table:table-cell>
        </table:table-row>
        <table:table-row table:style-name="ro1">
          <table:table-cell office:value-type="string" calcext:value-type="string">
            <text:p>Hufsky-50-350-33.csp</text:p>
          </table:table-cell>
          <table:table-cell office:value-type="float" office:value="0.1481965" calcext:value-type="float">
            <text:p>0,1481965</text:p>
          </table:table-cell>
          <table:table-cell office:value-type="float" office:value="0.1420124" calcext:value-type="float">
            <text:p>0,1420124</text:p>
          </table:table-cell>
          <table:table-cell office:value-type="float" office:value="0.1301174" calcext:value-type="float">
            <text:p>0,1301174</text:p>
          </table:table-cell>
          <table:table-cell office:value-type="float" office:value="0.1265377" calcext:value-type="float">
            <text:p>0,1265377</text:p>
          </table:table-cell>
        </table:table-row>
        <table:table-row table:style-name="ro1">
          <table:table-cell office:value-type="string" calcext:value-type="string">
            <text:p>Hufsky-50-400-2.csp</text:p>
          </table:table-cell>
          <table:table-cell office:value-type="float" office:value="0.1663657" calcext:value-type="float">
            <text:p>0,1663657</text:p>
          </table:table-cell>
          <table:table-cell office:value-type="float" office:value="0.1632584" calcext:value-type="float">
            <text:p>0,1632584</text:p>
          </table:table-cell>
          <table:table-cell office:value-type="float" office:value="0.1430618" calcext:value-type="float">
            <text:p>0,1430618</text:p>
          </table:table-cell>
          <table:table-cell office:value-type="float" office:value="0.1454156" calcext:value-type="float">
            <text:p>0,1454156</text:p>
          </table:table-cell>
        </table:table-row>
        <table:table-row table:style-name="ro1">
          <table:table-cell office:value-type="string" calcext:value-type="string">
            <text:p>Hufsky-30-400-24.csp</text:p>
          </table:table-cell>
          <table:table-cell office:value-type="float" office:value="0.1487933" calcext:value-type="float">
            <text:p>0,1487933</text:p>
          </table:table-cell>
          <table:table-cell office:value-type="float" office:value="0.1462703" calcext:value-type="float">
            <text:p>0,1462703</text:p>
          </table:table-cell>
          <table:table-cell office:value-type="float" office:value="0.1230851" calcext:value-type="float">
            <text:p>0,1230851</text:p>
          </table:table-cell>
          <table:table-cell office:value-type="float" office:value="0.1270625" calcext:value-type="float">
            <text:p>0,1270625</text:p>
          </table:table-cell>
        </table:table-row>
        <table:table-row table:style-name="ro1">
          <table:table-cell office:value-type="string" calcext:value-type="string">
            <text:p>Hufsky-20-400-19.csp</text:p>
          </table:table-cell>
          <table:table-cell office:value-type="float" office:value="0.1389608" calcext:value-type="float">
            <text:p>0,1389608</text:p>
          </table:table-cell>
          <table:table-cell office:value-type="float" office:value="0.1384533" calcext:value-type="float">
            <text:p>0,1384533</text:p>
          </table:table-cell>
          <table:table-cell office:value-type="float" office:value="0.1091865" calcext:value-type="float">
            <text:p>0,1091865</text:p>
          </table:table-cell>
          <table:table-cell office:value-type="float" office:value="0.1105483" calcext:value-type="float">
            <text:p>0,1105483</text:p>
          </table:table-cell>
        </table:table-row>
        <table:table-row table:style-name="ro1">
          <table:table-cell office:value-type="string" calcext:value-type="string">
            <text:p>Hufsky-40-450-7.csp</text:p>
          </table:table-cell>
          <table:table-cell office:value-type="float" office:value="0.1748479" calcext:value-type="float">
            <text:p>0,1748479</text:p>
          </table:table-cell>
          <table:table-cell office:value-type="float" office:value="0.1767382" calcext:value-type="float">
            <text:p>0,1767382</text:p>
          </table:table-cell>
          <table:table-cell office:value-type="float" office:value="0.1485881" calcext:value-type="float">
            <text:p>0,1485881</text:p>
          </table:table-cell>
          <table:table-cell office:value-type="float" office:value="0.1522861" calcext:value-type="float">
            <text:p>0,1522861</text:p>
          </table:table-cell>
        </table:table-row>
        <table:table-row table:style-name="ro1">
          <table:table-cell office:value-type="string" calcext:value-type="string">
            <text:p>Hufsky-20-450-3.csp</text:p>
          </table:table-cell>
          <table:table-cell office:value-type="float" office:value="0.1538108" calcext:value-type="float">
            <text:p>0,1538108</text:p>
          </table:table-cell>
          <table:table-cell office:value-type="float" office:value="0.1528018" calcext:value-type="float">
            <text:p>0,1528018</text:p>
          </table:table-cell>
          <table:table-cell office:value-type="float" office:value="0.1236722" calcext:value-type="float">
            <text:p>0,1236722</text:p>
          </table:table-cell>
          <table:table-cell office:value-type="float" office:value="0.1214285" calcext:value-type="float">
            <text:p>0,1214285</text:p>
          </table:table-cell>
        </table:table-row>
        <table:table-row table:style-name="ro1">
          <table:table-cell office:value-type="string" calcext:value-type="string">
            <text:p>Hufsky-30-450-4.csp</text:p>
          </table:table-cell>
          <table:table-cell office:value-type="float" office:value="0.1696484" calcext:value-type="float">
            <text:p>0,1696484</text:p>
          </table:table-cell>
          <table:table-cell office:value-type="float" office:value="0.1719913" calcext:value-type="float">
            <text:p>0,1719913</text:p>
          </table:table-cell>
          <table:table-cell office:value-type="float" office:value="0.1392272" calcext:value-type="float">
            <text:p>0,1392272</text:p>
          </table:table-cell>
          <table:table-cell office:value-type="float" office:value="0.1445916" calcext:value-type="float">
            <text:p>0,1445916</text:p>
          </table:table-cell>
        </table:table-row>
        <table:table-row table:style-name="ro1">
          <table:table-cell office:value-type="string" calcext:value-type="string">
            <text:p>Hufsky-30-500-25.csp</text:p>
          </table:table-cell>
          <table:table-cell office:value-type="float" office:value="0.1907305" calcext:value-type="float">
            <text:p>0,1907305</text:p>
          </table:table-cell>
          <table:table-cell office:value-type="float" office:value="0.1822294" calcext:value-type="float">
            <text:p>0,1822294</text:p>
          </table:table-cell>
          <table:table-cell office:value-type="float" office:value="0.1608924" calcext:value-type="float">
            <text:p>0,1608924</text:p>
          </table:table-cell>
          <table:table-cell office:value-type="float" office:value="0.1567194" calcext:value-type="float">
            <text:p>0,1567194</text:p>
          </table:table-cell>
        </table:table-row>
        <table:table-row table:style-name="ro1">
          <table:table-cell office:value-type="string" calcext:value-type="string">
            <text:p>Hufsky-50-500-12.csp</text:p>
          </table:table-cell>
          <table:table-cell office:value-type="float" office:value="0.199046" calcext:value-type="float">
            <text:p>0,199046</text:p>
          </table:table-cell>
          <table:table-cell office:value-type="float" office:value="0.1961464" calcext:value-type="float">
            <text:p>0,1961464</text:p>
          </table:table-cell>
          <table:table-cell office:value-type="float" office:value="0.1725636" calcext:value-type="float">
            <text:p>0,1725636</text:p>
          </table:table-cell>
          <table:table-cell office:value-type="float" office:value="0.1792651" calcext:value-type="float">
            <text:p>0,1792651</text:p>
          </table:table-cell>
        </table:table-row>
        <table:table-row table:style-name="ro1">
          <table:table-cell office:value-type="string" calcext:value-type="string">
            <text:p>Hufsky-40-500-20.csp</text:p>
          </table:table-cell>
          <table:table-cell office:value-type="float" office:value="0.1929209" calcext:value-type="float">
            <text:p>0,1929209</text:p>
          </table:table-cell>
          <table:table-cell office:value-type="float" office:value="0.1948891" calcext:value-type="float">
            <text:p>0,1948891</text:p>
          </table:table-cell>
          <table:table-cell office:value-type="float" office:value="0.1688838" calcext:value-type="float">
            <text:p>0,1688838</text:p>
          </table:table-cell>
          <table:table-cell office:value-type="float" office:value="0.1640891" calcext:value-type="float">
            <text:p>0,1640891</text:p>
          </table:table-cell>
        </table:table-row>
      </table:table>
      <table:table table:name="Chimani_Tempo" table:style-name="ta1">
        <table:table-column table:style-name="co7" table:default-cell-style-name="Default"/>
        <table:table-column table:style-name="co2" table:number-columns-repeated="4" table:default-cell-style-name="Default"/>
        <table:table-row table:style-name="ro1">
          <table:table-cell office:value-type="string" calcext:value-type="string">
            <text:p>instância</text:p>
          </table:table-cell>
          <table:table-cell office:value-type="string" calcext:value-type="string">
            <text:p>sa1</text:p>
          </table:table-cell>
          <table:table-cell office:value-type="string" calcext:value-type="string">
            <text:p>sa2</text:p>
          </table:table-cell>
          <table:table-cell office:value-type="string" calcext:value-type="string">
            <text:p>sa3</text:p>
          </table:table-cell>
          <table:table-cell office:value-type="string" calcext:value-type="string">
            <text:p>sa4</text:p>
          </table:table-cell>
        </table:table-row>
        <table:table-row table:style-name="ro1">
          <table:table-cell office:value-type="string" calcext:value-type="string">
            <text:p>20-50-250-3-5.csp</text:p>
          </table:table-cell>
          <table:table-cell office:value-type="float" office:value="0.1104805" calcext:value-type="float">
            <text:p>0,1104805</text:p>
          </table:table-cell>
          <table:table-cell office:value-type="float" office:value="0.1080763" calcext:value-type="float">
            <text:p>0,1080763</text:p>
          </table:table-cell>
          <table:table-cell office:value-type="float" office:value="0.094535" calcext:value-type="float">
            <text:p>0,094535</text:p>
          </table:table-cell>
          <table:table-cell office:value-type="float" office:value="0.0923067" calcext:value-type="float">
            <text:p>0,0923067</text:p>
          </table:table-cell>
        </table:table-row>
        <table:table-row table:style-name="ro1">
          <table:table-cell office:value-type="string" calcext:value-type="string">
            <text:p>2-50-250-5-7.csp</text:p>
          </table:table-cell>
          <table:table-cell office:value-type="float" office:value="0.1077881" calcext:value-type="float">
            <text:p>0,1077881</text:p>
          </table:table-cell>
          <table:table-cell office:value-type="float" office:value="0.1078395" calcext:value-type="float">
            <text:p>0,1078395</text:p>
          </table:table-cell>
          <table:table-cell office:value-type="float" office:value="0.0924257" calcext:value-type="float">
            <text:p>0,0924257</text:p>
          </table:table-cell>
          <table:table-cell office:value-type="float" office:value="0.0920405" calcext:value-type="float">
            <text:p>0,0920405</text:p>
          </table:table-cell>
        </table:table-row>
        <table:table-row table:style-name="ro1">
          <table:table-cell office:value-type="string" calcext:value-type="string">
            <text:p>2-30-250-2-5.csp</text:p>
          </table:table-cell>
          <table:table-cell office:value-type="float" office:value="0.1063342" calcext:value-type="float">
            <text:p>0,1063342</text:p>
          </table:table-cell>
          <table:table-cell office:value-type="float" office:value="0.1037945" calcext:value-type="float">
            <text:p>0,1037945</text:p>
          </table:table-cell>
          <table:table-cell office:value-type="float" office:value="0.0882581" calcext:value-type="float">
            <text:p>0,0882581</text:p>
          </table:table-cell>
          <table:table-cell office:value-type="float" office:value="0.0882862" calcext:value-type="float">
            <text:p>0,0882862</text:p>
          </table:table-cell>
        </table:table-row>
        <table:table-row table:style-name="ro1">
          <table:table-cell office:value-type="string" calcext:value-type="string">
            <text:p>2-50-500-5-8.csp</text:p>
          </table:table-cell>
          <table:table-cell office:value-type="float" office:value="0.2112819" calcext:value-type="float">
            <text:p>0,2112819</text:p>
          </table:table-cell>
          <table:table-cell office:value-type="float" office:value="0.2131016" calcext:value-type="float">
            <text:p>0,2131016</text:p>
          </table:table-cell>
          <table:table-cell office:value-type="float" office:value="0.1822495" calcext:value-type="float">
            <text:p>0,1822495</text:p>
          </table:table-cell>
          <table:table-cell office:value-type="float" office:value="0.1824872" calcext:value-type="float">
            <text:p>0,1824872</text:p>
          </table:table-cell>
        </table:table-row>
        <table:table-row table:style-name="ro1">
          <table:table-cell office:value-type="string" calcext:value-type="string">
            <text:p>2-10-500-3-5.csp</text:p>
          </table:table-cell>
          <table:table-cell office:value-type="float" office:value="0.1804389" calcext:value-type="float">
            <text:p>0,1804389</text:p>
          </table:table-cell>
          <table:table-cell office:value-type="float" office:value="0.1774246" calcext:value-type="float">
            <text:p>0,1774246</text:p>
          </table:table-cell>
          <table:table-cell office:value-type="float" office:value="0.1364063" calcext:value-type="float">
            <text:p>0,1364063</text:p>
          </table:table-cell>
          <table:table-cell office:value-type="float" office:value="0.1337936" calcext:value-type="float">
            <text:p>0,1337936</text:p>
          </table:table-cell>
        </table:table-row>
        <table:table-row table:style-name="ro1">
          <table:table-cell office:value-type="string" calcext:value-type="string">
            <text:p>4-20-500-1-5.csp</text:p>
          </table:table-cell>
          <table:table-cell office:value-type="float" office:value="0.1935495" calcext:value-type="float">
            <text:p>0,1935495</text:p>
          </table:table-cell>
          <table:table-cell office:value-type="float" office:value="0.1888295" calcext:value-type="float">
            <text:p>0,1888295</text:p>
          </table:table-cell>
          <table:table-cell office:value-type="float" office:value="0.1497651" calcext:value-type="float">
            <text:p>0,1497651</text:p>
          </table:table-cell>
          <table:table-cell office:value-type="float" office:value="0.1501983" calcext:value-type="float">
            <text:p>0,1501983</text:p>
          </table:table-cell>
        </table:table-row>
        <table:table-row table:style-name="ro1">
          <table:table-cell office:value-type="string" calcext:value-type="string">
            <text:p>2-30-750-4-5.csp</text:p>
          </table:table-cell>
          <table:table-cell office:value-type="float" office:value="0.2964913" calcext:value-type="float">
            <text:p>0,2964913</text:p>
          </table:table-cell>
          <table:table-cell office:value-type="float" office:value="0.2963312" calcext:value-type="float">
            <text:p>0,2963312</text:p>
          </table:table-cell>
          <table:table-cell office:value-type="float" office:value="0.2477085" calcext:value-type="float">
            <text:p>0,2477085</text:p>
          </table:table-cell>
          <table:table-cell office:value-type="float" office:value="0.2494484" calcext:value-type="float">
            <text:p>0,2494484</text:p>
          </table:table-cell>
        </table:table-row>
        <table:table-row table:style-name="ro1">
          <table:table-cell office:value-type="string" calcext:value-type="string">
            <text:p>4-10-750-2-8.csp</text:p>
          </table:table-cell>
          <table:table-cell office:value-type="float" office:value="0.2696472" calcext:value-type="float">
            <text:p>0,2696472</text:p>
          </table:table-cell>
          <table:table-cell office:value-type="float" office:value="0.2751258" calcext:value-type="float">
            <text:p>0,2751258</text:p>
          </table:table-cell>
          <table:table-cell office:value-type="float" office:value="0.2051902" calcext:value-type="float">
            <text:p>0,2051902</text:p>
          </table:table-cell>
          <table:table-cell office:value-type="float" office:value="0.2003384" calcext:value-type="float">
            <text:p>0,2003384</text:p>
          </table:table-cell>
        </table:table-row>
        <table:table-row table:style-name="ro1">
          <table:table-cell office:value-type="string" calcext:value-type="string">
            <text:p>20-30-750-3-0.csp</text:p>
          </table:table-cell>
          <table:table-cell office:value-type="float" office:value="0.2947495" calcext:value-type="float">
            <text:p>0,2947495</text:p>
          </table:table-cell>
          <table:table-cell office:value-type="float" office:value="0.2936942" calcext:value-type="float">
            <text:p>0,2936942</text:p>
          </table:table-cell>
          <table:table-cell office:value-type="float" office:value="0.247885" calcext:value-type="float">
            <text:p>0,247885</text:p>
          </table:table-cell>
          <table:table-cell office:value-type="float" office:value="0.2460059" calcext:value-type="float">
            <text:p>0,2460059</text:p>
          </table:table-cell>
        </table:table-row>
        <table:table-row table:style-name="ro1">
          <table:table-cell office:value-type="string" calcext:value-type="string">
            <text:p>20-50-1000-4-9.csp</text:p>
          </table:table-cell>
          <table:table-cell office:value-type="float" office:value="0.4094509" calcext:value-type="float">
            <text:p>0,4094509</text:p>
          </table:table-cell>
          <table:table-cell office:value-type="float" office:value="0.4061589" calcext:value-type="float">
            <text:p>0,4061589</text:p>
          </table:table-cell>
          <table:table-cell office:value-type="float" office:value="0.3545075" calcext:value-type="float">
            <text:p>0,3545075</text:p>
          </table:table-cell>
          <table:table-cell office:value-type="float" office:value="0.353002" calcext:value-type="float">
            <text:p>0,353002</text:p>
          </table:table-cell>
        </table:table-row>
        <table:table-row table:style-name="ro1">
          <table:table-cell office:value-type="string" calcext:value-type="string">
            <text:p>4-50-1000-4-4.csp</text:p>
          </table:table-cell>
          <table:table-cell office:value-type="float" office:value="0.4038036" calcext:value-type="float">
            <text:p>0,4038036</text:p>
          </table:table-cell>
          <table:table-cell office:value-type="float" office:value="0.4173318" calcext:value-type="float">
            <text:p>0,4173318</text:p>
          </table:table-cell>
          <table:table-cell office:value-type="float" office:value="0.3514387" calcext:value-type="float">
            <text:p>0,3514387</text:p>
          </table:table-cell>
          <table:table-cell office:value-type="float" office:value="0.3512115" calcext:value-type="float">
            <text:p>0,3512115</text:p>
          </table:table-cell>
        </table:table-row>
        <table:table-row table:style-name="ro1">
          <table:table-cell office:value-type="string" calcext:value-type="string">
            <text:p>4-20-1000-2-4.csp</text:p>
          </table:table-cell>
          <table:table-cell office:value-type="float" office:value="0.3721831" calcext:value-type="float">
            <text:p>0,3721831</text:p>
          </table:table-cell>
          <table:table-cell office:value-type="float" office:value="0.3692764" calcext:value-type="float">
            <text:p>0,3692764</text:p>
          </table:table-cell>
          <table:table-cell office:value-type="float" office:value="0.2889038" calcext:value-type="float">
            <text:p>0,2889038</text:p>
          </table:table-cell>
          <table:table-cell office:value-type="float" office:value="0.2933672" calcext:value-type="float">
            <text:p>0,2933672</text:p>
          </table:table-cell>
        </table:table-row>
        <table:table-row table:style-name="ro1">
          <table:table-cell office:value-type="string" calcext:value-type="string">
            <text:p>4-40-2000-2-2.csp</text:p>
          </table:table-cell>
          <table:table-cell office:value-type="float" office:value="0.8172393" calcext:value-type="float">
            <text:p>0,8172393</text:p>
          </table:table-cell>
          <table:table-cell office:value-type="float" office:value="0.8099725" calcext:value-type="float">
            <text:p>0,8099725</text:p>
          </table:table-cell>
          <table:table-cell office:value-type="float" office:value="0.6720557" calcext:value-type="float">
            <text:p>0,6720557</text:p>
          </table:table-cell>
          <table:table-cell office:value-type="float" office:value="0.6821544" calcext:value-type="float">
            <text:p>0,6821544</text:p>
          </table:table-cell>
        </table:table-row>
        <table:table-row table:style-name="ro1">
          <table:table-cell office:value-type="string" calcext:value-type="string">
            <text:p>4-40-2000-5-0.csp</text:p>
          </table:table-cell>
          <table:table-cell office:value-type="float" office:value="0.7718842" calcext:value-type="float">
            <text:p>0,7718842</text:p>
          </table:table-cell>
          <table:table-cell office:value-type="float" office:value="0.7632208" calcext:value-type="float">
            <text:p>0,7632208</text:p>
          </table:table-cell>
          <table:table-cell office:value-type="float" office:value="0.6423539" calcext:value-type="float">
            <text:p>0,6423539</text:p>
          </table:table-cell>
          <table:table-cell office:value-type="float" office:value="0.6618025" calcext:value-type="float">
            <text:p>0,6618025</text:p>
          </table:table-cell>
        </table:table-row>
        <table:table-row table:style-name="ro1">
          <table:table-cell office:value-type="string" calcext:value-type="string">
            <text:p>4-40-2000-5-1.csp</text:p>
          </table:table-cell>
          <table:table-cell office:value-type="float" office:value="0.7790213" calcext:value-type="float">
            <text:p>0,7790213</text:p>
          </table:table-cell>
          <table:table-cell office:value-type="float" office:value="0.7768188" calcext:value-type="float">
            <text:p>0,7768188</text:p>
          </table:table-cell>
          <table:table-cell office:value-type="float" office:value="0.64815" calcext:value-type="float">
            <text:p>0,64815</text:p>
          </table:table-cell>
          <table:table-cell office:value-type="float" office:value="0.6488791" calcext:value-type="float">
            <text:p>0,6488791</text:p>
          </table:table-cell>
        </table:table-row>
        <table:table-row table:style-name="ro1">
          <table:table-cell office:value-type="string" calcext:value-type="string">
            <text:p>2-50-5000-4-5.csp</text:p>
          </table:table-cell>
          <table:table-cell office:value-type="float" office:value="2.0137676" calcext:value-type="float">
            <text:p>2,0137676</text:p>
          </table:table-cell>
          <table:table-cell office:value-type="float" office:value="2.0197551" calcext:value-type="float">
            <text:p>2,0197551</text:p>
          </table:table-cell>
          <table:table-cell office:value-type="float" office:value="1.7230834" calcext:value-type="float">
            <text:p>1,7230834</text:p>
          </table:table-cell>
          <table:table-cell office:value-type="float" office:value="1.7501691" calcext:value-type="float">
            <text:p>1,7501691</text:p>
          </table:table-cell>
        </table:table-row>
        <table:table-row table:style-name="ro1">
          <table:table-cell office:value-type="string" calcext:value-type="string">
            <text:p>2-30-5000-2-5.csp</text:p>
          </table:table-cell>
          <table:table-cell office:value-type="float" office:value="2.0076625" calcext:value-type="float">
            <text:p>2,0076625</text:p>
          </table:table-cell>
          <table:table-cell office:value-type="float" office:value="1.9857979" calcext:value-type="float">
            <text:p>1,9857979</text:p>
          </table:table-cell>
          <table:table-cell office:value-type="float" office:value="1.6195047" calcext:value-type="float">
            <text:p>1,6195047</text:p>
          </table:table-cell>
          <table:table-cell office:value-type="float" office:value="1.6031866" calcext:value-type="float">
            <text:p>1,6031866</text:p>
          </table:table-cell>
        </table:table-row>
        <table:table-row table:style-name="ro1">
          <table:table-cell office:value-type="string" calcext:value-type="string">
            <text:p>20-40-5000-5-6.csp</text:p>
          </table:table-cell>
          <table:table-cell office:value-type="float" office:value="1.9399607" calcext:value-type="float">
            <text:p>1,9399607</text:p>
          </table:table-cell>
          <table:table-cell office:value-type="float" office:value="1.9554308" calcext:value-type="float">
            <text:p>1,9554308</text:p>
          </table:table-cell>
          <table:table-cell office:value-type="float" office:value="1.6547025" calcext:value-type="float">
            <text:p>1,6547025</text:p>
          </table:table-cell>
          <table:table-cell office:value-type="float" office:value="1.6234552" calcext:value-type="float">
            <text:p>1,6234552</text:p>
          </table:table-cell>
        </table:table-row>
        <table:table-row table:style-name="ro1">
          <table:table-cell office:value-type="string" calcext:value-type="string">
            <text:p>4-20-10000-2-6.csp</text:p>
          </table:table-cell>
          <table:table-cell office:value-type="float" office:value="3.907433" calcext:value-type="float">
            <text:p>3,907433</text:p>
          </table:table-cell>
          <table:table-cell office:value-type="float" office:value="3.914818" calcext:value-type="float">
            <text:p>3,914818</text:p>
          </table:table-cell>
          <table:table-cell office:value-type="float" office:value="3.0194407" calcext:value-type="float">
            <text:p>3,0194407</text:p>
          </table:table-cell>
          <table:table-cell office:value-type="float" office:value="3.011546" calcext:value-type="float">
            <text:p>3,011546</text:p>
          </table:table-cell>
        </table:table-row>
        <table:table-row table:style-name="ro1">
          <table:table-cell office:value-type="string" calcext:value-type="string">
            <text:p>2-40-10000-3-2.csp</text:p>
          </table:table-cell>
          <table:table-cell office:value-type="float" office:value="4.4136266" calcext:value-type="float">
            <text:p>4,4136266</text:p>
          </table:table-cell>
          <table:table-cell office:value-type="float" office:value="4.3532037" calcext:value-type="float">
            <text:p>4,3532037</text:p>
          </table:table-cell>
          <table:table-cell office:value-type="float" office:value="3.7896223" calcext:value-type="float">
            <text:p>3,7896223</text:p>
          </table:table-cell>
          <table:table-cell office:value-type="float" office:value="3.6740887" calcext:value-type="float">
            <text:p>3,6740887</text:p>
          </table:table-cell>
        </table:table-row>
        <table:table-row table:style-name="ro1">
          <table:table-cell office:value-type="string" calcext:value-type="string">
            <text:p>20-30-10000-4-8.csp</text:p>
          </table:table-cell>
          <table:table-cell office:value-type="float" office:value="3.0220315" calcext:value-type="float">
            <text:p>3,0220315</text:p>
          </table:table-cell>
          <table:table-cell office:value-type="float" office:value="3.9820183" calcext:value-type="float">
            <text:p>3,9820183</text:p>
          </table:table-cell>
          <table:table-cell office:value-type="float" office:value="3.3388761" calcext:value-type="float">
            <text:p>3,3388761</text:p>
          </table:table-cell>
          <table:table-cell office:value-type="float" office:value="3.2272939" calcext:value-type="float">
            <text:p>3,227293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pt" fo:country="BR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color="#000000" fo:font-size="18pt" fo:font-style="normal" fo:font-weight="normal" style:font-size-asian="18pt" style:font-style-asian="normal" style:font-weight-asian="normal" style:font-size-complex="18pt" style:font-style-complex="normal" style:font-weight-complex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 style:font-size-asian="12pt" style:font-style-asian="normal" style:font-weight-asian="normal" style:font-size-complex="12pt" style:font-style-complex="normal" style:font-weight-complex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Footnote" style:family="table-cell" style:parent-style-name="Text">
      <style:text-properties fo:color="#808080" fo:font-size="10pt" fo:font-style="italic" fo:font-weight="normal" style:font-size-asian="10pt" style:font-style-asian="italic" style:font-weight-asian="normal" style:font-size-complex="10pt" style:font-style-complex="italic" style:font-weight-complex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 style:font-size-asian="10pt" style:font-style-asian="normal" style:font-weight-asian="normal" style:font-size-complex="10pt" style:font-style-complex="normal" style:font-weight-complex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Warning" style:family="table-cell" style:parent-style-name="Status">
      <style:text-properties fo:color="#cc0000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" style:family="table-cell" style:parent-style-name="Default">
      <style:text-properties fo:color="#000000" fo:font-size="10pt" fo:font-style="normal" fo:font-weight="bold" style:font-size-asian="10pt" style:font-style-asian="normal" style:font-weight-asian="bold" style:font-size-complex="10pt" style:font-style-complex="normal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 style:font-size-asian="10pt" style:font-style-asian="normal" style:font-weight-asian="normal" style:font-size-complex="10pt" style:font-style-complex="normal" style:font-weight-complex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 style:font-size-asian="10pt" style:font-style-asian="italic" style:font-weight-asian="bold" style:font-size-complex="10pt" style:font-style-complex="italic" style:font-weight-complex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ágina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4-18">00/00/0000</text:date>, <text:time style:data-style-name="N2" text:time-value="15:12:24.992097587">00:00:00</text:time></text:p>
        </style:region-right>
      </style:header>
      <style:header-left style:display="false"/>
      <style:header-first style:display="false"/>
      <style:footer>
        <text:p>Página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4-13T16:06:22.911850503</meta:creation-date>
    <dc:date>2022-04-18T15:50:32.336052972</dc:date>
    <meta:editing-duration>PT1H18M39S</meta:editing-duration>
    <meta:editing-cycles>9</meta:editing-cycles>
    <meta:generator>LibreOffice/7.2.5.2.0$Linux_X86_64 LibreOffice_project/20$Build-2</meta:generator>
    <meta:document-statistic meta:table-count="6" meta:cell-count="480" meta:object-count="0"/>
  </office:meta>
</office:document-meta>
</file>